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4">
            <text:p>AA-54114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9118.0">
            <text:p>9118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.29">
            <text:p>9.2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5">
            <text:p>AA-54115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10335.0">
            <text:p>1033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6">
            <text:p>AA-54116</text:p>
          </table:table-cell>
          <table:table-cell office:value-type="float" office:value="55.79">
            <text:p>55.79</text:p>
          </table:table-cell>
          <table:table-cell office:value-type="float" office:value="-5.56">
            <text:p>-5.56</text:p>
          </table:table-cell>
          <table:table-cell office:value-type="float" office:value="10193.0">
            <text:p>10193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.6">
            <text:p>9.6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6">
            <text:p>AA-44926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1838.0">
            <text:p>1838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3">
            <text:p>2.2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7">
            <text:p>AA-44927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1829.0">
            <text:p>1829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1">
            <text:p>2.2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13655">
            <text:p>SUERC-13655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855.0">
            <text:p>12855.0</text:p>
          </table:table-cell>
          <table:table-cell office:value-type="float" office:value="44.0">
            <text:p>44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7.2">
            <text:p>17.2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PeacockEtal2012,ShennanEtal2018">
            <text:p>PeacockEtal2012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54117">
            <text:p>AA-54117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416.0">
            <text:p>12416.0</text:p>
          </table:table-cell>
          <table:table-cell office:value-type="float" office:value="70.0">
            <text:p>7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7.0">
            <text:p>17.0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8">
            <text:p>AA-44928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711.0">
            <text:p>2711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8">
            <text:p>3.9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7">
            <text:p>SUERC-2997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391.0">
            <text:p>391.0</text:p>
          </table:table-cell>
          <table:table-cell office:value-type="float" office:value="24.0">
            <text:p>2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8.1">
            <text:p>8.1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29">
            <text:p>AA-44929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238.0">
            <text:p>2238.0</text:p>
          </table:table-cell>
          <table:table-cell office:value-type="float" office:value="38.0">
            <text:p>3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73">
            <text:p>3.7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3008">
            <text:p>SUERC-3008</text:p>
          </table:table-cell>
          <table:table-cell office:value-type="float" office:value="55.84">
            <text:p>55.84</text:p>
          </table:table-cell>
          <table:table-cell office:value-type="float" office:value="-5.48">
            <text:p>-5.48</text:p>
          </table:table-cell>
          <table:table-cell office:value-type="float" office:value="14461.0">
            <text:p>14461.0</text:p>
          </table:table-cell>
          <table:table-cell office:value-type="float" office:value="126.0">
            <text:p>126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0.46">
            <text:p>30.46</text:p>
          </table:table-cell>
          <table:table-cell office:value-type="float" office:value="1.12">
            <text:p>1.12</text:p>
          </table:table-cell>
          <table:table-cell office:value-type="float" office:value="1.12">
            <text:p>1.12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9">
            <text:p>SUERC-2999</text:p>
          </table:table-cell>
          <table:table-cell office:value-type="float" office:value="55.79">
            <text:p>55.79</text:p>
          </table:table-cell>
          <table:table-cell office:value-type="float" office:value="-5.54">
            <text:p>-5.54</text:p>
          </table:table-cell>
          <table:table-cell office:value-type="float" office:value="2570.0">
            <text:p>2570.0</text:p>
          </table:table-cell>
          <table:table-cell office:value-type="float" office:value="26.0">
            <text:p>2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5">
            <text:p>2.8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1">
            <text:p>AA-44931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818.0">
            <text:p>2818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.47">
            <text:p>5.47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SUERC-2998">
            <text:p>SUERC-2998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4857.0">
            <text:p>4857.0</text:p>
          </table:table-cell>
          <table:table-cell office:value-type="float" office:value="31.0">
            <text:p>3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02">
            <text:p>8.02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4">
            <text:p>AA-44934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4153.0">
            <text:p>4153.0</text:p>
          </table:table-cell>
          <table:table-cell office:value-type="float" office:value="43.0">
            <text:p>4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0.11">
            <text:p>10.1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9">
            <text:p>AA-44939</text:p>
          </table:table-cell>
          <table:table-cell office:value-type="float" office:value="55.8">
            <text:p>55.8</text:p>
          </table:table-cell>
          <table:table-cell office:value-type="float" office:value="-5.56">
            <text:p>-5.56</text:p>
          </table:table-cell>
          <table:table-cell office:value-type="float" office:value="12514.0">
            <text:p>12514.0</text:p>
          </table:table-cell>
          <table:table-cell office:value-type="float" office:value="96.0">
            <text:p>96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6.8">
            <text:p>16.8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2">
            <text:p>AA-44932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3294.0">
            <text:p>3294.0</text:p>
          </table:table-cell>
          <table:table-cell office:value-type="float" office:value="48.0">
            <text:p>4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.39">
            <text:p>7.3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  <table:table-row>
          <table:table-cell office:value-type="string" office:value="Knapdale">
            <text:p>Knapdale</text:p>
          </table:table-cell>
          <table:table-cell office:value-type="string" office:value="radiocarbon">
            <text:p>radiocarbon</text:p>
          </table:table-cell>
          <table:table-cell office:value-type="string" office:value="AA-44933">
            <text:p>AA-44933</text:p>
          </table:table-cell>
          <table:table-cell office:value-type="float" office:value="55.78">
            <text:p>55.78</text:p>
          </table:table-cell>
          <table:table-cell office:value-type="float" office:value="-5.56">
            <text:p>-5.56</text:p>
          </table:table-cell>
          <table:table-cell office:value-type="float" office:value="2635.0">
            <text:p>2635.0</text:p>
          </table:table-cell>
          <table:table-cell office:value-type="float" office:value="41.0">
            <text:p>4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ShennanEtal2006,ShennanEtal2018">
            <text:p>ShennanEtal200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